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BC276650EA39D08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font-variant="normal" fo:text-transform="none" fo:color="#610506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5BC276650EA39D0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defends his authority</text:span></text:p>
            <text:p text:style-name="P3"><text:span text:style-name="T2">(John </text:span><text:span text:style-name="T3">5:16-47</text:span><text:span text:style-name="T2">)</text:span></text:p>
            <text:p text:style-name="P1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2-28T15:19:46.418000000</dc:date>
    <meta:editing-duration>PT2H29M55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